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5.433cm"/>
    </style:style>
    <style:style style:name="co9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36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44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90">
      <style:text-properties fo:language="en" fo:country="US"/>
    </style:style>
    <style:style style:name="ce9" style:family="table-cell" style:parent-style-name="Default" style:data-style-name="N0">
      <style:text-properties fo:language="en" fo:country="US"/>
    </style:style>
    <style:style style:name="ce10" style:family="table-cell" style:parent-style-name="Default" style:data-style-name="N36">
      <style:text-properties fo:language="en" fo:country="US"/>
    </style:style>
    <style:style style:name="ce11" style:family="table-cell" style:parent-style-name="Default" style:data-style-name="N44">
      <style:text-properties fo:language="en" fo:country="US"/>
    </style:style>
    <style:style style:name="ce12" style:family="table-cell" style:parent-style-name="Default" style:data-style-name="N0"/>
    <style:style style:name="ce13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41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88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50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84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186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>
      <style:map style:condition="is-true-formula([.$J1]&gt;COLUMN([.A1])-3)" style:apply-style-name="Parameter" style:base-cell-address="Sheet1.A1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/>
    <style:style style:name="ce26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27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7" table:default-cell-style-name="ce23"/>
        <table:table-column table:style-name="co8" table:default-cell-style-name="ce6"/>
        <table:table-column table:style-name="co9" table:number-columns-repeated="245" table:default-cell-style-name="ce6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ooc:=AND([.Q2:.Q10000])" office:value-type="boolean" office:boolean-value="true">
            <text:p>ИСТИНА</text:p>
          </table:table-cell>
          <table:table-cell table:style-name="ce7" table:number-columns-repeated="239"/>
        </table:table-row>
        <table:table-row table:style-name="ro2">
          <table:table-cell table:style-name="ce2" office:value-type="string">
            <text:p>(now)</text:p>
          </table:table-cell>
          <table:table-cell table:style-name="ce8" table:formula="oooc:=NOW()" office:value-type="float" office:value="39623.6422916667">
            <text:p>2008-06-24 15:24:54</text:p>
          </table:table-cell>
          <table:table-cell table:style-name="ce13"/>
          <table:table-cell table:style-name="ce14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style-name="ce26"/>
          <table:table-cell/>
          <table:table-cell table:formula="oooc:=TRUE()" office:value-type="boolean" office:boolean-value="true">
            <text:p>ИСТИНА</text:p>
          </table:table-cell>
          <table:table-cell table:style-name="ce25" table:formula="oooc:=IF(ISBLANK([.M2]);[.A2];[.M2])" office:value-type="string" office:string-value="(now)">
            <text:p>(now)</text:p>
          </table:table-cell>
          <table:table-cell table:style-name="ce25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string">
            <text:p>(today)</text:p>
          </table:table-cell>
          <table:table-cell table:style-name="ce9" table:formula="oooc:=TODAY()" office:value-type="date" office:date-value="2008-06-24">
            <text:p>24.06.08</text:p>
          </table:table-cell>
          <table:table-cell table:style-name="ce13"/>
          <table:table-cell table:style-name="ce14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style-name="ce26"/>
          <table:table-cell/>
          <table:table-cell table:formula="oooc:=TRUE()" office:value-type="boolean" office:boolean-value="true">
            <text:p>ИСТИНА</text:p>
          </table:table-cell>
          <table:table-cell table:style-name="ce25" table:formula="oooc:=IF(ISBLANK([.M4]);[.A4];[.M4])" office:value-type="string" office:string-value="(today)">
            <text:p>(today)</text:p>
          </table:table-cell>
          <table:table-cell table:style-name="ce25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3" office:value-type="date" office:date-value="2007-12-31">
            <text:p>31.12.2007</text:p>
          </table:table-cell>
          <table:table-cell table:style-name="ce10" table:formula="oooc:=DATE([.C6];[.D6];[.E6])" office:value-type="date" office:date-value="2007-12-31">
            <text:p>31.12.2007</text:p>
          </table:table-cell>
          <table:table-cell table:style-name="ce14" office:value-type="float" office:value="2007">
            <text:p>2007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1">
            <text:p>31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style-name="ce26"/>
          <table:table-cell/>
          <table:table-cell/>
          <table:table-cell table:style-name="ce25" table:formula="oooc:=IF(ISBLANK([.M6]);[.A6];[.M6])" office:value-type="date" office:date-value="2007-12-31">
            <text:p>31.12.07</text:p>
          </table:table-cell>
          <table:table-cell table:style-name="ce25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date" office:date-value="1961-04-12">
            <text:p>12.04.1961</text:p>
          </table:table-cell>
          <table:table-cell table:style-name="ce10" table:formula="oooc:=DATE([.C7];[.D7];[.E7])" office:value-type="date" office:date-value="1961-04-12">
            <text:p>12.04.19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7]);[.A7];[.M7])" office:value-type="date" office:date-value="1961-04-12">
            <text:p>12.04.61</text:p>
          </table:table-cell>
          <table:table-cell table:style-name="ce25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7-06-05">
            <text:p>05.06.2007</text:p>
          </table:table-cell>
          <table:table-cell table:style-name="ce10" table:formula="oooc:=DATE([.C8];[.D8];[.E8])" office:value-type="date" office:date-value="2007-06-05">
            <text:p>05.06.200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8]);[.A8];[.M8])" office:value-type="date" office:date-value="2007-06-05">
            <text:p>05.06.07</text:p>
          </table:table-cell>
          <table:table-cell table:style-name="ce25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5-01-04">
            <text:p>04.01.2005</text:p>
          </table:table-cell>
          <table:table-cell table:style-name="ce10" table:formula="oooc:=DATE([.C9];[.D9];[.E9])" office:value-type="date" office:date-value="2005-01-04">
            <text:p>04.01.2005</text:p>
          </table:table-cell>
          <table:table-cell table:style-name="ce14" office:value-type="float" office:value="2003">
            <text:p>2003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65">
            <text:p>65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9]);[.A9];[.M9])" office:value-type="date" office:date-value="2005-01-04">
            <text:p>04.01.05</text:p>
          </table:table-cell>
          <table:table-cell table:style-name="ce25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6-11-19">
            <text:p>19.11.2006</text:p>
          </table:table-cell>
          <table:table-cell table:style-name="ce10" table:formula="oooc:=DATE([.C10];[.D10];[.E10])" office:value-type="date" office:date-value="2006-11-19">
            <text:p>19.11.2006</text:p>
          </table:table-cell>
          <table:table-cell table:style-name="ce14" office:value-type="float" office:value="2008">
            <text:p>2008</text:p>
          </table:table-cell>
          <table:table-cell table:style-name="ce14" office:value-type="float" office:value="-10">
            <text:p>-10</text:p>
          </table:table-cell>
          <table:table-cell table:style-name="ce14" office:value-type="float" office:value="-73">
            <text:p>-73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0]);[.A10];[.M10])" office:value-type="date" office:date-value="2006-11-19">
            <text:p>19.11.06</text:p>
          </table:table-cell>
          <table:table-cell table:style-name="ce25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date" office:date-value="1888-05-06">
            <text:p>06.05.1888</text:p>
          </table:table-cell>
          <table:table-cell table:style-name="ce10" table:formula="oooc:=DATE([.C11];[.D11];[.E11])" office:value-type="date" office:date-value="1888-05-06">
            <text:p>06.05.1888</text:p>
          </table:table-cell>
          <table:table-cell table:style-name="ce14" office:value-type="float" office:value="1888">
            <text:p>1888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1]);[.A11];[.M11])" office:value-type="date" office:date-value="1888-05-06">
            <text:p>06.05.88</text:p>
          </table:table-cell>
          <table:table-cell table:style-name="ce25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 table:style-name="ce10"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4" office:value-type="time" office:time-value="PT02H03M04S">
            <text:p>02:03:04</text:p>
          </table:table-cell>
          <table:table-cell table:style-name="ce11" table:formula="oooc:=TIME([.C13];[.D13];[.E13])" office:value-type="time" office:time-value="PT02H03M04S">
            <text:p>02:03:0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style-name="ce26"/>
          <table:table-cell/>
          <table:table-cell/>
          <table:table-cell table:style-name="ce25" table:formula="oooc:=IF(ISBLANK([.M13]);[.A13];[.M13])" office:value-type="time" office:time-value="PT02H03M04S">
            <text:p>02:03:04</text:p>
          </table:table-cell>
          <table:table-cell table:style-name="ce25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time" office:time-value="PT16H55M59S">
            <text:p>16:55:59</text:p>
          </table:table-cell>
          <table:table-cell table:style-name="ce11" table:formula="oooc:=TIME([.C14];[.D14];[.E14])" office:value-type="time" office:time-value="PT16H55M59S">
            <text:p>16:55:59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9">
            <text:p>59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4]);[.A14];[.M14])" office:value-type="time" office:time-value="PT16H55M59S">
            <text:p>16:55:59</text:p>
          </table:table-cell>
          <table:table-cell table:style-name="ce25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time" office:time-value="PT40H19M16S">
            <text:p>40:19:16</text:p>
          </table:table-cell>
          <table:table-cell table:style-name="ce11" table:formula="oooc:=TIME([.C15];[.D15];[.E15])" office:value-type="time" office:time-value="PT40H19M16S">
            <text:p>40:19:16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76">
            <text:p>76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5]);[.A15];[.M15])" office:value-type="time" office:time-value="PT40H19M16S">
            <text:p>40:19:16</text:p>
          </table:table-cell>
          <table:table-cell table:style-name="ce25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time" office:time-value="PT95H33M20S">
            <text:p>95:33:20</text:p>
          </table:table-cell>
          <table:table-cell table:style-name="ce11" table:formula="oooc:=TIME([.C16];[.D16];[.E16])" office:value-type="time" office:time-value="PT95H33M20S">
            <text:p>95:33: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-200">
            <text:p>-200</text:p>
          </table:table-cell>
          <table:table-cell table:style-name="ce14" office:value-type="float" office:value="-4000">
            <text:p>-4000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6]);[.A16];[.M16])" office:value-type="time" office:time-value="PT95H33M20S">
            <text:p>95:33:20</text:p>
          </table:table-cell>
          <table:table-cell table:style-name="ce25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9" table:formula="oooc:=SECOND([.C18])" office:value-type="float" office:value="45">
            <text:p>45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style-name="ce26"/>
          <table:table-cell/>
          <table:table-cell/>
          <table:table-cell table:style-name="ce25" table:formula="oooc:=IF(ISBLANK([.M18]);[.A18];[.M18])" office:value-type="float" office:value="45">
            <text:p>45</text:p>
          </table:table-cell>
          <table:table-cell table:style-name="ce25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SECOND([.C19])" office:value-type="float" office:value="0">
            <text:p>0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19]);[.A19];[.M19])" office:value-type="float" office:value="0">
            <text:p>0</text:p>
          </table:table-cell>
          <table:table-cell table:style-name="ce25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ooc:=SECOND([.C20])" office:value-type="float" office:value="59">
            <text:p>59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0]);[.A20];[.M20])" office:value-type="float" office:value="59">
            <text:p>59</text:p>
          </table:table-cell>
          <table:table-cell table:style-name="ce25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ooc:=SECOND([.C21])" office:value-type="float" office:value="59">
            <text:p>59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1]);[.A21];[.M21])" office:value-type="float" office:value="59">
            <text:p>59</text:p>
          </table:table-cell>
          <table:table-cell table:style-name="ce25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SECOND([.C22])" office:value-type="float" office:value="0">
            <text:p>0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2]);[.A22];[.M22])" office:value-type="float" office:value="0">
            <text:p>0</text:p>
          </table:table-cell>
          <table:table-cell table:style-name="ce25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9" table:formula="oooc:=MINUTE([.C24])" office:value-type="float" office:value="30">
            <text:p>30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style-name="ce26"/>
          <table:table-cell/>
          <table:table-cell/>
          <table:table-cell table:style-name="ce25" table:formula="oooc:=IF(ISBLANK([.M24]);[.A24];[.M24])" office:value-type="float" office:value="30">
            <text:p>30</text:p>
          </table:table-cell>
          <table:table-cell table:style-name="ce25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MINUTE([.C25])" office:value-type="float" office:value="0">
            <text:p>0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5]);[.A25];[.M25])" office:value-type="float" office:value="0">
            <text:p>0</text:p>
          </table:table-cell>
          <table:table-cell table:style-name="ce25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ooc:=MINUTE([.C26])" office:value-type="float" office:value="59">
            <text:p>59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6]);[.A26];[.M26])" office:value-type="float" office:value="59">
            <text:p>59</text:p>
          </table:table-cell>
          <table:table-cell table:style-name="ce25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ooc:=MINUTE([.C27])" office:value-type="float" office:value="59">
            <text:p>59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7]);[.A27];[.M27])" office:value-type="float" office:value="59">
            <text:p>59</text:p>
          </table:table-cell>
          <table:table-cell table:style-name="ce25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MINUTE([.C28])" office:value-type="float" office:value="0">
            <text:p>0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28]);[.A28];[.M28])" office:value-type="float" office:value="0">
            <text:p>0</text:p>
          </table:table-cell>
          <table:table-cell table:style-name="ce25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ooc:=HOUR([.C30])" office:value-type="float" office:value="12">
            <text:p>12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style-name="ce26"/>
          <table:table-cell/>
          <table:table-cell/>
          <table:table-cell table:style-name="ce25" table:formula="oooc:=IF(ISBLANK([.M30]);[.A30];[.M30])" office:value-type="float" office:value="12">
            <text:p>12</text:p>
          </table:table-cell>
          <table:table-cell table:style-name="ce25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ooc:=HOUR([.C31])" office:value-type="float" office:value="12">
            <text:p>12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1]);[.A31];[.M31])" office:value-type="float" office:value="12">
            <text:p>12</text:p>
          </table:table-cell>
          <table:table-cell table:style-name="ce25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table:formula="oooc:=HOUR([.C32])" office:value-type="float" office:value="23">
            <text:p>23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2]);[.A32];[.M32])" office:value-type="float" office:value="23">
            <text:p>23</text:p>
          </table:table-cell>
          <table:table-cell table:style-name="ce25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table:formula="oooc:=HOUR([.C33])" office:value-type="float" office:value="23">
            <text:p>23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3]);[.A33];[.M33])" office:value-type="float" office:value="23">
            <text:p>23</text:p>
          </table:table-cell>
          <table:table-cell table:style-name="ce25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HOUR([.C34])" office:value-type="float" office:value="24">
            <text:p>24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 office:value-type="float" office:value="24">
            <text:p>24</text:p>
          </table:table-cell>
          <table:table-cell/>
          <table:table-cell/>
          <table:table-cell table:style-name="ce25" table:formula="oooc:=IF(ISBLANK([.M34]);[.A34];[.M34])" office:value-type="float" office:value="24">
            <text:p>24</text:p>
          </table:table-cell>
          <table:table-cell table:style-name="ce25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ooc:=WEEKDAY([.C36])" office:value-type="float" office:value="7">
            <text:p>7</text:p>
          </table:table-cell>
          <table:table-cell table:style-name="ce13" office:value-type="date" office:date-value="2008-01-05">
            <text:p>05.01.200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style-name="ce26"/>
          <table:table-cell/>
          <table:table-cell/>
          <table:table-cell table:style-name="ce25" table:formula="oooc:=IF(ISBLANK([.M36]);[.A36];[.M36])" office:value-type="float" office:value="7">
            <text:p>7</text:p>
          </table:table-cell>
          <table:table-cell table:style-name="ce25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ooc:=WEEKDAY([.C37])" office:value-type="float" office:value="1">
            <text:p>1</text:p>
          </table:table-cell>
          <table:table-cell table:style-name="ce13" office:value-type="date" office:date-value="2008-01-06">
            <text:p>06.01.200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7]);[.A37];[.M37])" office:value-type="float" office:value="1">
            <text:p>1</text:p>
          </table:table-cell>
          <table:table-cell table:style-name="ce25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ooc:=WEEKDAY([.C38];[.D38])" office:value-type="float" office:value="7">
            <text:p>7</text:p>
          </table:table-cell>
          <table:table-cell table:style-name="ce13" office:value-type="date" office:date-value="2008-01-05">
            <text:p>05.01.200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8]);[.A38];[.M38])" office:value-type="float" office:value="7">
            <text:p>7</text:p>
          </table:table-cell>
          <table:table-cell table:style-name="ce25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ooc:=WEEKDAY([.C39];[.D39])" office:value-type="float" office:value="1">
            <text:p>1</text:p>
          </table:table-cell>
          <table:table-cell table:style-name="ce13" office:value-type="date" office:date-value="2008-01-06">
            <text:p>06.01.200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39]);[.A39];[.M39])" office:value-type="float" office:value="1">
            <text:p>1</text:p>
          </table:table-cell>
          <table:table-cell table:style-name="ce25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ooc:=WEEKDAY([.C40];[.D40])" office:value-type="float" office:value="7">
            <text:p>7</text:p>
          </table:table-cell>
          <table:table-cell table:style-name="ce13" office:value-type="date" office:date-value="2008-01-06">
            <text:p>06.01.200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0]);[.A40];[.M40])" office:value-type="float" office:value="7">
            <text:p>7</text:p>
          </table:table-cell>
          <table:table-cell table:style-name="ce25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ooc:=WEEKDAY([.C41];[.D41])" office:value-type="float" office:value="1">
            <text:p>1</text:p>
          </table:table-cell>
          <table:table-cell table:style-name="ce13" office:value-type="date" office:date-value="2008-01-07">
            <text:p>07.01.200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1]);[.A41];[.M41])" office:value-type="float" office:value="1">
            <text:p>1</text:p>
          </table:table-cell>
          <table:table-cell table:style-name="ce25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ooc:=WEEKDAY([.C42];[.D42])" office:value-type="float" office:value="6">
            <text:p>6</text:p>
          </table:table-cell>
          <table:table-cell table:style-name="ce13" office:value-type="date" office:date-value="2008-01-06">
            <text:p>06.01.2008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2]);[.A42];[.M42])" office:value-type="float" office:value="6">
            <text:p>6</text:p>
          </table:table-cell>
          <table:table-cell table:style-name="ce25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WEEKDAY([.C43];[.D43])" office:value-type="float" office:value="0">
            <text:p>0</text:p>
          </table:table-cell>
          <table:table-cell table:style-name="ce13" office:value-type="date" office:date-value="2008-01-07">
            <text:p>07.01.2008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3]);[.A43];[.M43])" office:value-type="float" office:value="0">
            <text:p>0</text:p>
          </table:table-cell>
          <table:table-cell table:style-name="ce25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WEEKDAY([.C44];[.D44])" office:value-type="float" office:value="0">
            <text:p>0</text:p>
          </table:table-cell>
          <table:table-cell table:style-name="ce13" office:value-type="date" office:date-value="2008-01-07">
            <text:p>07.01.2008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4]);[.A44];[.M44])" office:value-type="float" office:value="0">
            <text:p>0</text:p>
          </table:table-cell>
          <table:table-cell table:style-name="ce25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ooc:=WEEKDAY([.C45];[.D45])" office:value-type="float" office:value="0">
            <text:p>0</text:p>
          </table:table-cell>
          <table:table-cell table:style-name="ce13" office:value-type="date" office:date-value="2008-01-07">
            <text:p>07.01.2008</text:p>
          </table:table-cell>
          <table:table-cell table:style-name="ce14" office:value-type="float" office:value="4">
            <text:p>4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5]);[.A45];[.M45])" office:value-type="float" office:value="0">
            <text:p>0</text:p>
          </table:table-cell>
          <table:table-cell table:style-name="ce25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ooc:=DAY([.C47])" office:value-type="float" office:value="1">
            <text:p>1</text:p>
          </table:table-cell>
          <table:table-cell table:style-name="ce13" office:value-type="date" office:date-value="2010-01-01">
            <text:p>01.01.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style-name="ce26"/>
          <table:table-cell/>
          <table:table-cell/>
          <table:table-cell table:style-name="ce25" table:formula="oooc:=IF(ISBLANK([.M47]);[.A47];[.M47])" office:value-type="float" office:value="1">
            <text:p>1</text:p>
          </table:table-cell>
          <table:table-cell table:style-name="ce25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ooc:=DAY([.C48])" office:value-type="float" office:value="6">
            <text:p>6</text:p>
          </table:table-cell>
          <table:table-cell table:style-name="ce18" office:value-type="date" office:date-value="1996-06-06T12:00:00">
            <text:p>06.06.96 12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8]);[.A48];[.M48])" office:value-type="float" office:value="6">
            <text:p>6</text:p>
          </table:table-cell>
          <table:table-cell table:style-name="ce25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9" table:formula="oooc:=DAY([.C49])" office:value-type="float" office:value="31">
            <text:p>31</text:p>
          </table:table-cell>
          <table:table-cell table:style-name="ce13" office:value-type="date" office:date-value="1909-12-31">
            <text:p>31.12.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49]);[.A49];[.M49])" office:value-type="float" office:value="31">
            <text:p>31</text:p>
          </table:table-cell>
          <table:table-cell table:style-name="ce25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 table:formula="oooc:=DAY([.C50])" office:value-type="float" office:value="3">
            <text:p>3</text:p>
          </table:table-cell>
          <table:table-cell table:style-name="ce13" office:value-type="date" office:date-value="1900-01-03">
            <text:p>03.01.19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50]);[.A50];[.M50])" office:value-type="float" office:value="3">
            <text:p>3</text:p>
          </table:table-cell>
          <table:table-cell table:style-name="ce25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ooc:=MONTH([.C52])" office:value-type="float" office:value="1">
            <text:p>1</text:p>
          </table:table-cell>
          <table:table-cell table:style-name="ce13" office:value-type="date" office:date-value="2010-01-01">
            <text:p>01.01.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style-name="ce26"/>
          <table:table-cell/>
          <table:table-cell/>
          <table:table-cell table:style-name="ce25" table:formula="oooc:=IF(ISBLANK([.M52]);[.A52];[.M52])" office:value-type="float" office:value="1">
            <text:p>1</text:p>
          </table:table-cell>
          <table:table-cell table:style-name="ce25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ooc:=MONTH([.C53])" office:value-type="float" office:value="6">
            <text:p>6</text:p>
          </table:table-cell>
          <table:table-cell table:style-name="ce18" office:value-type="date" office:date-value="1996-06-06T12:00:00">
            <text:p>06.06.96 12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53]);[.A53];[.M53])" office:value-type="float" office:value="6">
            <text:p>6</text:p>
          </table:table-cell>
          <table:table-cell table:style-name="ce25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ooc:=MONTH([.C54])" office:value-type="float" office:value="12">
            <text:p>12</text:p>
          </table:table-cell>
          <table:table-cell table:style-name="ce13" office:value-type="date" office:date-value="1909-12-31">
            <text:p>31.12.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54]);[.A54];[.M54])" office:value-type="float" office:value="12">
            <text:p>12</text:p>
          </table:table-cell>
          <table:table-cell table:style-name="ce25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9" table:formula="oooc:=YEAR([.C56])" office:value-type="float" office:value="2010">
            <text:p>2010</text:p>
          </table:table-cell>
          <table:table-cell table:style-name="ce13" office:value-type="date" office:date-value="2010-01-01">
            <text:p>01.01.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style-name="ce26"/>
          <table:table-cell/>
          <table:table-cell/>
          <table:table-cell table:style-name="ce25" table:formula="oooc:=IF(ISBLANK([.M56]);[.A56];[.M56])" office:value-type="float" office:value="2010">
            <text:p>2010</text:p>
          </table:table-cell>
          <table:table-cell table:style-name="ce25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996">
            <text:p>1996</text:p>
          </table:table-cell>
          <table:table-cell table:style-name="ce9" table:formula="oooc:=YEAR([.C57])" office:value-type="float" office:value="1996">
            <text:p>1996</text:p>
          </table:table-cell>
          <table:table-cell table:style-name="ce18" office:value-type="date" office:date-value="1996-06-06T12:00:00">
            <text:p>06.06.96 12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57]);[.A57];[.M57])" office:value-type="float" office:value="1996">
            <text:p>1996</text:p>
          </table:table-cell>
          <table:table-cell table:style-name="ce25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909">
            <text:p>1909</text:p>
          </table:table-cell>
          <table:table-cell table:style-name="ce9" table:formula="oooc:=YEAR([.C58])" office:value-type="float" office:value="1909">
            <text:p>1909</text:p>
          </table:table-cell>
          <table:table-cell table:style-name="ce13" office:value-type="date" office:date-value="1909-12-31">
            <text:p>31.12.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6"/>
          <table:table-cell/>
          <table:table-cell/>
          <table:table-cell table:style-name="ce25" table:formula="oooc:=IF(ISBLANK([.M58]);[.A58];[.M58])" office:value-type="float" office:value="1909">
            <text:p>1909</text:p>
          </table:table-cell>
          <table:table-cell table:style-name="ce25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5" office:value-type="float" office:value="1095">
            <text:p>1095</text:p>
          </table:table-cell>
          <table:table-cell table:style-name="ce12" table:formula="oooc:=DAYS360([.C60];[.D60])" office:value-type="float" office:value="1095">
            <text:p>1095</text:p>
          </table:table-cell>
          <table:table-cell table:style-name="ce19" office:value-type="date" office:date-value="1996-06-06">
            <text:p>1996-06-06</text:p>
          </table:table-cell>
          <table:table-cell table:style-name="ce19" office:value-type="date" office:date-value="1999-06-21">
            <text:p>1999-06-2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number-columns-repeated="2" table:style-name="ce25" office:value-type="string">
            <text:p>DAYS360</text:p>
          </table:table-cell>
          <table:table-cell table:style-name="ce27"/>
          <table:table-cell table:style-name="ce25"/>
          <table:table-cell/>
          <table:table-cell table:style-name="ce25" table:formula="oooc:=IF(ISBLANK([.M60]);[.A60];[.M60])" office:value-type="float" office:value="1095">
            <text:p>1095</text:p>
          </table:table-cell>
          <table:table-cell table:style-name="ce25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3600">
            <text:p>3600</text:p>
          </table:table-cell>
          <table:table-cell table:style-name="ce12" table:formula="oooc:=DAYS360([.C61];[.D61])" office:value-type="float" office:value="3600">
            <text:p>3600</text:p>
          </table:table-cell>
          <table:table-cell table:style-name="ce16" office:value-type="date" office:date-value="1919-12-31T23:59:05">
            <text:p>1919-12-31 23:59:05</text:p>
          </table:table-cell>
          <table:table-cell table:style-name="ce16" office:value-type="date" office:date-value="1929-12-31T13:29:00">
            <text:p>1929-12-31 13:29:00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1]);[.A61];[.M61])" office:value-type="float" office:value="3600">
            <text:p>3600</text:p>
          </table:table-cell>
          <table:table-cell table:style-name="ce25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-331">
            <text:p>-331</text:p>
          </table:table-cell>
          <table:table-cell table:style-name="ce12" table:formula="oooc:=DAYS360([.C62];[.D62])" office:value-type="float" office:value="-331">
            <text:p>-331</text:p>
          </table:table-cell>
          <table:table-cell table:style-name="ce19" office:value-type="date" office:date-value="2008-12-06">
            <text:p>2008-12-06</text:p>
          </table:table-cell>
          <table:table-cell table:style-name="ce19" office:value-type="date" office:date-value="2008-01-05">
            <text:p>2008-01-05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2]);[.A62];[.M62])" office:value-type="float" office:value="-331">
            <text:p>-331</text:p>
          </table:table-cell>
          <table:table-cell table:style-name="ce25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2" table:formula="oooc:=DAYS360([.C63];[.D63])" office:value-type="float" office:value="331">
            <text:p>331</text:p>
          </table:table-cell>
          <table:table-cell table:style-name="ce19" office:value-type="date" office:date-value="2008-01-05">
            <text:p>2008-01-05</text:p>
          </table:table-cell>
          <table:table-cell table:style-name="ce19" office:value-type="date" office:date-value="2008-12-06">
            <text:p>2008-12-06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3]);[.A63];[.M63])" office:value-type="float" office:value="331">
            <text:p>331</text:p>
          </table:table-cell>
          <table:table-cell table:style-name="ce25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ooc:=DAYS360([.C64];[.D64])" office:value-type="float" office:value="180">
            <text:p>180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4]);[.A64];[.M64])" office:value-type="float" office:value="180">
            <text:p>180</text:p>
          </table:table-cell>
          <table:table-cell table:style-name="ce25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ooc:=DAYS360([.C65];[.D65])" office:value-type="float" office:value="180">
            <text:p>180</text:p>
          </table:table-cell>
          <table:table-cell table:style-name="ce19" office:value-type="date" office:date-value="1996-02-29">
            <text:p>1996-02-29</text:p>
          </table:table-cell>
          <table:table-cell table:style-name="ce19" office:value-type="date" office:date-value="1996-08-31">
            <text:p>1996-08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5]);[.A65];[.M65])" office:value-type="float" office:value="180">
            <text:p>180</text:p>
          </table:table-cell>
          <table:table-cell table:style-name="ce25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2" table:formula="oooc:=DAYS360([.C66];[.D66])" office:value-type="float" office:value="60">
            <text:p>60</text:p>
          </table:table-cell>
          <table:table-cell table:style-name="ce19" office:value-type="date" office:date-value="1996-01-30">
            <text:p>1996-01-30</text:p>
          </table:table-cell>
          <table:table-cell table:style-name="ce19" office:value-type="date" office:date-value="1996-03-31">
            <text:p>1996-03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6]);[.A66];[.M66])" office:value-type="float" office:value="60">
            <text:p>60</text:p>
          </table:table-cell>
          <table:table-cell table:style-name="ce25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2" table:formula="oooc:=DAYS360([.C67];[.D67])" office:value-type="float" office:value="60">
            <text:p>60</text:p>
          </table:table-cell>
          <table:table-cell table:style-name="ce19" office:value-type="date" office:date-value="1996-01-31">
            <text:p>1996-01-31</text:p>
          </table:table-cell>
          <table:table-cell table:style-name="ce19" office:value-type="date" office:date-value="1996-03-31">
            <text:p>1996-03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7]);[.A67];[.M67])" office:value-type="float" office:value="60">
            <text:p>60</text:p>
          </table:table-cell>
          <table:table-cell table:style-name="ce25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2"/>
          <table:table-cell table:style-name="ce16" table:number-columns-repeated="2"/>
          <table:table-cell table:style-name="ce14"/>
          <table:table-cell table:style-name="ce22" table:number-columns-repeated="4"/>
          <table:table-cell table:style-name="ce24"/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number-columns-repeated="2"/>
          <table:table-cell table:number-columns-repeated="239"/>
        </table:table-row>
        <table:table-row table:style-name="ro2">
          <table:table-cell table:style-name="ce5" office:value-type="float" office:value="182">
            <text:p>182</text:p>
          </table:table-cell>
          <table:table-cell table:style-name="ce12" table:formula="oooc:=DAYS360([.C69];[.D69];[.E69])" office:value-type="float" office:value="182">
            <text:p>182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21" office:value-type="boolean" office:boolean-value="true">
            <text:p>ИСТИНА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69]);[.A69];[.M69])" office:value-type="float" office:value="182">
            <text:p>182</text:p>
          </table:table-cell>
          <table:table-cell table:style-name="ce25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ooc:=DAYS360([.C70];[.D70];[.E70])" office:value-type="float" office:value="180">
            <text:p>180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21" office:value-type="boolean" office:boolean-value="false">
            <text:p>ЛОЖЬ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70]);[.A70];[.M70])" office:value-type="float" office:value="180">
            <text:p>180</text:p>
          </table:table-cell>
          <table:table-cell table:style-name="ce25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2" table:formula="oooc:=DAYS360([.C71];[.D71];[.E71])" office:value-type="float" office:value="181">
            <text:p>181</text:p>
          </table:table-cell>
          <table:table-cell table:style-name="ce19" office:value-type="date" office:date-value="1996-02-29">
            <text:p>1996-02-29</text:p>
          </table:table-cell>
          <table:table-cell table:style-name="ce19" office:value-type="date" office:date-value="1996-08-31">
            <text:p>1996-08-31</text:p>
          </table:table-cell>
          <table:table-cell table:style-name="ce21" office:value-type="boolean" office:boolean-value="true">
            <text:p>ИСТИНА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ce25" table:number-columns-repeated="2"/>
          <table:table-cell table:style-name="ce27"/>
          <table:table-cell table:style-name="ce25"/>
          <table:table-cell/>
          <table:table-cell table:style-name="ce25" table:formula="oooc:=IF(ISBLANK([.M71]);[.A71];[.M71])" office:value-type="float" office:value="181">
            <text:p>181</text:p>
          </table:table-cell>
          <table:table-cell table:style-name="ce25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20"/>
          <table:table-cell table:style-name="ce14" table:number-columns-repeated="6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3" table:number-rows-repeated="9927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6"/>
          <table:table-cell table:number-columns-repeated="2"/>
          <table:table-cell table:style-name="ce25" table:number-columns-repeated="2"/>
          <table:table-cell table:number-columns-repeated="239"/>
        </table:table-row>
        <table:table-row table:style-name="ro3" table:number-rows-repeated="3">
          <table:table-cell table:number-columns-repeated="15"/>
          <table:table-cell table:style-name="ce25" table:number-columns-repeated="2"/>
          <table:table-cell table:number-columns-repeated="239"/>
        </table:table-row>
        <table:table-row table:style-name="ro3" table:number-rows-repeated="5553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5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5">
      <number:text-content/>
      <style:map style:condition="value()&gt;=0" style:apply-style-name="N185P0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 number:textual="true"/>
      <number:text>.</number:text>
      <number:year number:style="long"/>
    </number:date-style>
    <number:date-style style:name="N18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0">
      <number:text-content/>
      <style:map style:condition="value()&gt;=0" style:apply-style-name="N190P0"/>
    </number:text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4">24.06.2008</text:date>, <text:time>15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eter Arrenbrecht</meta:initial-creator>
    <meta:creation-date>2005-11-22T22:05:38</meta:creation-date>
    <dc:date>2008-06-24T15:24:58</dc:date>
    <dc:language>ru-RU</dc:language>
    <meta:editing-cycles>25</meta:editing-cycles>
    <meta:editing-duration>P1DT3H52M9S</meta:editing-duration>
    <meta:user-defined meta:name="Info 1"/>
    <meta:user-defined meta:name="Info 2"/>
    <meta:user-defined meta:name="Info 3"/>
    <meta:user-defined meta:name="Info 4"/>
    <meta:document-statistic meta:table-count="1" meta:cell-count="538"/>
  </office:meta>
</office:document-meta>
</file>